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OJET</text:p>
      <text:p text:style-name="P2"/>
      <text:p text:style-name="Normal">(logiciel java, matching entreprise/candidat, compétences, bdd, anglais, 2 mois, scrum, contrats, administrateur, équipe, communication, connexion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nick Izzar</meta:initial-creator>
    <dc:creator>Yannick Izzar</dc:creator>
    <meta:creation-date>2017-07-19T07:39:00Z</meta:creation-date>
    <dc:date>2017-07-19T07:40:00Z</dc:date>
    <meta:template xlink:href="Normal.dotm" xlink:type="simple"/>
    <meta:editing-cycles>1</meta:editing-cycles>
    <meta:editing-duration>PT60S</meta:editing-duration>
    <meta:document-statistic meta:page-count="1" meta:paragraph-count="1" meta:word-count="24" meta:character-count="155" meta:row-count="1" meta:non-whitespace-character-count="132"/>
  </office:meta>
</office:document-meta>
</file>